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4"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5"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6"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text-properties style:language-asian="zh" style:country-asian="TW"/>
    </style:style>
    <style:style style:name="P9" style:family="paragraph" style:parent-style-name="Standard">
      <style:paragraph-properties fo:text-align="start" style:justify-single-word="false"/>
      <style:text-properties style:language-asian="zh" style:country-asian="TW"/>
    </style:style>
    <style:style style:name="P10"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3"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Contents_20_2">
      <style:paragraph-properties>
        <style:tab-stops>
          <style:tab-stop style:position="17.09cm" style:type="right" style:leader-style="dotted" style:leader-text="."/>
        </style:tab-stops>
      </style:paragraph-properties>
    </style:style>
    <style:style style:name="P16" style:family="paragraph" style:parent-style-name="Text_20_body">
      <style:text-properties style:language-asian="zh" style:country-asian="TW"/>
    </style:style>
    <style:style style:name="P17" style:family="paragraph" style:parent-style-name="Text_20_body">
      <style:text-properties style:font-name="Verdana1" style:language-asian="zh" style:country-asian="TW"/>
    </style:style>
    <style:style style:name="P18" style:family="paragraph" style:parent-style-name="Table_20_Contents">
      <style:text-properties fo:font-size="10pt" style:font-size-asian="10pt" style:font-size-complex="10pt"/>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able_20_Contents">
      <style:text-properties fo:font-style="italic" style:language-asian="zh" style:country-asian="TW" style:font-style-asian="italic" style:font-style-complex="italic"/>
    </style:style>
    <style:style style:name="P22" style:family="paragraph" style:parent-style-name="Table_20_Contents">
      <style:text-properties fo:font-size="9pt" style:font-size-asian="9pt" style:font-size-complex="9pt"/>
    </style:style>
    <style:style style:name="P23" style:family="paragraph" style:parent-style-name="Text_20_body">
      <style:paragraph-properties fo:margin-left="1.222cm" fo:margin-right="0cm" fo:text-align="start" style:justify-single-word="false" fo:text-indent="0cm" style:auto-text-indent="false"/>
    </style:style>
    <style:style style:name="P24" style:family="paragraph" style:parent-style-name="Text_20_body">
      <style:paragraph-properties fo:margin-left="1.203cm" fo:margin-right="0cm" fo:text-align="start" style:justify-single-word="false" fo:text-indent="0cm" style:auto-text-indent="false"/>
    </style:style>
    <style:style style:name="P25" style:family="paragraph" style:parent-style-name="Table_20_Heading">
      <style:text-properties fo:font-size="10pt" style:font-size-asian="10pt" style:font-size-complex="10pt"/>
    </style:style>
    <style:style style:name="P26" style:family="paragraph" style:parent-style-name="Table_20_Heading">
      <style:text-properties style:font-name="Verdana" fo:font-size="10pt" style:font-size-asian="10pt" style:font-size-complex="10pt"/>
    </style:style>
    <style:style style:name="P27" style:family="paragraph" style:parent-style-name="Text_20_body" style:list-style-name="L1"/>
    <style:style style:name="P28" style:family="paragraph" style:parent-style-name="Text_20_body" style:list-style-name="L1"/>
    <style:style style:name="P29" style:family="paragraph" style:parent-style-name="Text_20_body" style:list-style-name="L1">
      <style:text-properties style:language-asian="zh" style:country-asian="TW"/>
    </style:style>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list-style-name="L3">
      <style:paragraph-properties fo:margin-left="1.222cm" fo:margin-right="0cm" fo:text-align="start" style:justify-single-word="false" fo:text-indent="0cm" style:auto-text-indent="false"/>
    </style:style>
    <style:style style:name="P32" style:family="paragraph" style:parent-style-name="Text_20_body" style:list-style-name="L3">
      <style:paragraph-properties fo:margin-left="1.222cm" fo:margin-right="0cm" fo:text-align="start" style:justify-single-word="false" fo:text-indent="0cm" style:auto-text-indent="false"/>
    </style:style>
    <style:style style:name="P33" style:family="paragraph" style:parent-style-name="Text_20_body" style:list-style-name="L3">
      <style:paragraph-properties fo:margin-left="1.222cm" fo:margin-right="0cm" fo:text-align="start" style:justify-single-word="false" fo:text-indent="0cm" style:auto-text-indent="false"/>
    </style:style>
    <style:style style:name="P34" style:family="paragraph" style:parent-style-name="Text_20_body" style:list-style-name="L3">
      <style:paragraph-properties fo:margin-left="1.222cm" fo:margin-right="0cm" fo:text-align="start" style:justify-single-word="false" fo:text-indent="0cm" style:auto-text-indent="false"/>
    </style:style>
    <style:style style:name="P35" style:family="paragraph" style:parent-style-name="Text_20_body" style:list-style-name="L4">
      <style:paragraph-properties fo:margin-left="1.222cm" fo:margin-right="0cm" fo:text-align="start" style:justify-single-word="false" fo:text-indent="0cm" style:auto-text-indent="false"/>
    </style:style>
    <style:style style:name="P36" style:family="paragraph" style:parent-style-name="Text_20_body" style:list-style-name="L4">
      <style:paragraph-properties fo:margin-left="1.203cm" fo:margin-right="0cm" fo:text-align="start" style:justify-single-word="false" fo:text-indent="0cm" style:auto-text-indent="false"/>
    </style:style>
    <style:style style:name="P37" style:family="paragraph" style:parent-style-name="Text_20_body" style:list-style-name="L4">
      <style:paragraph-properties fo:margin-left="1.203cm" fo:margin-right="0cm" fo:text-align="start" style:justify-single-word="false" fo:text-indent="0cm" style:auto-text-indent="false"/>
    </style:style>
    <style:style style:name="P38" style:family="paragraph" style:parent-style-name="Text_20_body" style:list-style-name="L4">
      <style:paragraph-properties fo:margin-left="1.203cm" fo:margin-right="0cm" fo:text-align="start" style:justify-single-word="false" fo:text-indent="0cm" style:auto-text-indent="false"/>
    </style:style>
    <style:style style:name="P39" style:family="paragraph" style:parent-style-name="Text_20_body" style:list-style-name="L4">
      <style:paragraph-properties fo:margin-left="1.203cm" fo:margin-right="0cm" fo:text-align="start" style:justify-single-word="false" fo:text-indent="0cm" style:auto-text-indent="false"/>
    </style:style>
    <style:style style:name="P40" style:family="paragraph" style:parent-style-name="Text_20_body" style:master-page-name="">
      <style:paragraph-properties fo:keep-with-next="auto"/>
    </style:style>
    <style:style style:name="P41" style:family="paragraph" style:parent-style-name="Text_20_body" style:master-page-name="">
      <style:paragraph-properties fo:keep-with-next="auto"/>
      <style:text-properties style:language-asian="zh" style:country-asian="TW"/>
    </style:style>
    <style:style style:name="P42"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43"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44"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45" style:family="paragraph" style:parent-style-name="Text_20_body_20_indent" style:list-style-name="L2"/>
    <style:style style:name="P46" style:family="paragraph" style:parent-style-name="Text_20_body_20_indent" style:list-style-name="L2"/>
    <style:style style:name="P47" style:family="paragraph" style:parent-style-name="Text_20_body_20_indent" style:list-style-name="L2"/>
    <style:style style:name="P48" style:family="paragraph" style:parent-style-name="Text_20_body_20_indent" style:list-style-name="L2"/>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Courier New1" style:font-name-asian="Verdana1"/>
    </style:style>
    <style:style style:name="T8" style:family="text">
      <style:text-properties style:font-name="Courier New1" style:font-name-asian="Verdana1" style:language-asian="zh" style:country-asian="TW"/>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Verdana1" style:font-name-asian="Verdana1"/>
    </style:style>
    <style:style style:name="T12" style:family="text">
      <style:text-properties style:font-name="Verdana1" style:font-name-asian="Verdana1" style:language-asian="zh" style:country-asian="TW"/>
    </style:style>
    <style:style style:name="T13" style:family="text">
      <style:text-properties style:font-name="Verdana" style:language-asian="zh" style:country-asian="TW"/>
    </style:style>
    <style:style style:name="T14" style:family="text">
      <style:text-properties style:font-name="Verdana" fo:font-size="10pt" style:font-size-asian="10pt"/>
    </style:style>
    <style:style style:name="T15" style:family="text">
      <style:text-properties style:font-name="Verdana" fo:font-size="10pt" style:font-size-asian="10pt" style:font-size-complex="10pt"/>
    </style:style>
    <style:style style:name="T16" style:family="text">
      <style:text-properties style:use-window-font-color="true" style:text-underline-style="none"/>
    </style:style>
    <style:style style:name="T17" style:family="text">
      <style:text-properties style:use-window-font-color="true" style:text-underline-style="none" style:language-asian="zh" style:country-asian="TW"/>
    </style:style>
    <style:style style:name="T18" style:family="text">
      <style:text-properties style:use-window-font-color="true" style:font-name="Courier New1" style:text-underline-style="none"/>
    </style:style>
    <style:style style:name="T19" style:family="text">
      <style:text-properties style:use-window-font-color="true" style:font-name="Courier New1" style:text-underline-style="none" style:language-asian="zh" style:country-asian="TW"/>
    </style:style>
    <style:style style:name="T20" style:family="text">
      <style:text-properties style:language-asian="ja" style:country-asian="JP"/>
    </style:style>
    <style:style style:name="T21"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5">ZK<text:span text:style-name="T1">TM</text:span></text:p>
      <text:p text:style-name="P5">The Quick Start Guide</text:p>
      <text:p text:style-name="P6">Version 3.0.0</text:p>
      <text:p text:style-name="P10">November 2007</text:p>
      <text:p text:style-name="P11">Potix Corporation</text:p>
      <text:p text:style-name="P7"/>
      <text:p text:style-name="P43"/>
      <text:p text:style-name="P44"/>
      <text:p text:style-name="P12">Copyright © Potix Corporation. All rights reserved.</text:p>
      <text:p text:style-name="P1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3">Potix Corporation reserves the right to make changes in the product design without reservation and without notification to its users.</text:p>
      <text:p text:style-name="P13">The Potix logo and ZK are trademarks of Potix Corporation.</text:p>
      <text:p text:style-name="P13">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Before You Start<text:tab/>4</text:p>
          <text:p text:style-name="P15"><text:a xlink:type="simple" xlink:href="#1.1.New to the Servlet Container (aka., Java Web Server)|outline" text:style-name="Internet_20_link" text:visited-style-name="Internet_20_link">New to the Servlet Container (aka., Java Web Server)<text:tab/>4</text:a></text:p>
          <text:p text:style-name="P15"><text:a xlink:type="simple" xlink:href="#1.2.New to Java Language|outline" text:style-name="Internet_20_link" text:visited-style-name="Internet_20_link">New to Java Language<text:tab/>4</text:a></text:p>
          <text:p text:style-name="P15"><text:a xlink:type="simple" xlink:href="#1.3.New to Java Integrated Development Environment (IDE)|outline" text:style-name="Internet_20_link" text:visited-style-name="Internet_20_link">New to Java Integrated Development Environment (IDE)<text:tab/>4</text:a></text:p>
          <text:p text:style-name="P14">1. What to Download<text:tab/>5</text:p>
          <text:p text:style-name="P14">2. Run the Demo<text:tab/>6</text:p>
          <text:p text:style-name="P14">3. Installation<text:tab/>7</text:p>
          <text:p text:style-name="P15"><text:a xlink:type="simple" xlink:href="#4.1.Alternative 1: Bundle ZK into Your Web Application|outline" text:style-name="Internet_20_link" text:visited-style-name="Internet_20_link">Alternative 1: Bundle ZK into Your Web Application<text:tab/>7</text:a></text:p>
          <text:p text:style-name="P15"><text:a xlink:type="simple" xlink:href="#4.2.Alternative 2: Install ZK to Be Shared by All Web Applications|outline" text:style-name="Internet_20_link" text:visited-style-name="Internet_20_link">Alternative 2: Install ZK to Be Shared by All Web Applications<text:tab/>7</text:a></text:p>
          <text:p text:style-name="P15"><text:a xlink:type="simple" xlink:href="#4.3.Working with MySQL3|outline" text:style-name="Internet_20_link" text:visited-style-name="Internet_20_link">Working with MySQL<text:tab/>9</text:a></text:p>
          <text:p text:style-name="P14">4. The Content of Binary Distribution<text:tab/>10</text:p>
          <text:p text:style-name="P15"><text:a xlink:type="simple" xlink:href="#5.1./doc|outline" text:style-name="Internet_20_link" text:visited-style-name="Internet_20_link">/doc<text:tab/>10</text:a></text:p>
          <text:p text:style-name="P15"><text:a xlink:type="simple" xlink:href="#5.2./dist/lib|outline" text:style-name="Internet_20_link" text:visited-style-name="Internet_20_link">/dist/lib<text:tab/>10</text:a></text:p>
          <text:p text:style-name="P15"><text:a xlink:type="simple" xlink:href="#5.3./dist/lib/zkforge|outline" text:style-name="Internet_20_link" text:visited-style-name="Internet_20_link">/dist/lib/zkforge<text:tab/>10</text:a></text:p>
          <text:p text:style-name="P15"><text:a xlink:type="simple" xlink:href="#5.4./dist/lib/ext|outline" text:style-name="Internet_20_link" text:visited-style-name="Internet_20_link">/dist/lib/ext<text:tab/>10</text:a></text:p>
          <text:p text:style-name="P15"><text:a xlink:type="simple" xlink:href="#5.5./dist/src|outline" text:style-name="Internet_20_link" text:visited-style-name="Internet_20_link">/dist/src<text:tab/>11</text:a></text:p>
          <text:p text:style-name="P15"><text:a xlink:type="simple" xlink:href="#5.6./dist/xsd|outline" text:style-name="Internet_20_link" text:visited-style-name="Internet_20_link">/dist/xsd<text:tab/>12</text:a></text:p>
          <text:p text:style-name="P15"><text:a xlink:type="simple" xlink:href="#5.7./dist/WEB-INF|outline" text:style-name="Internet_20_link" text:visited-style-name="Internet_20_link">/dist/WEB-INF<text:tab/>12</text:a></text:p>
          <text:p text:style-name="P14">5. The Content of Demo Distribution<text:tab/>13</text:p>
          <text:p text:style-name="P15"><text:a xlink:type="simple" xlink:href="#6.1./|outline" text:style-name="Internet_20_link" text:visited-style-name="Internet_20_link">/<text:tab/>13</text:a></text:p>
          <text:p text:style-name="P15"><text:a xlink:type="simple" xlink:href="#6.2./zkdemo|outline" text:style-name="Internet_20_link" text:visited-style-name="Internet_20_link">/zkdemo<text:tab/>13</text:a></text:p>
          <text:p text:style-name="P15"><text:a xlink:type="simple" xlink:href="#6.3./MyApp|outline" text:style-name="Internet_20_link" text:visited-style-name="Internet_20_link">/MyApp<text:tab/>13</text:a></text:p>
          <text:p text:style-name="P14">6. My First ZK Application<text:tab/>14</text:p>
          <text:p text:style-name="P15"><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6">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5">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2"><text:a xlink:type="simple" xlink:href="" text:style-name="Internet_20_link" text:visited-style-name="Visited_20_Internet_20_Link"><text:span text:style-name="T4">Installer for Windows:</text:span></text:a><text:a xlink:type="simple" xlink:href="http://www.apache.org/dist/tomcat/tomcat-5/v5.5.20/bin/apache-tomcat-5.5.20.exe"><text:span text:style-name="T3">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6">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26">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15">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15">http://java.sun.com/docs/books/tutorial/java/concepts/index.html</text:span></text:a></text:p>
            <text:p text:style-name="P4"><text:a xlink:type="simple" xlink:href="http://java.sun.com/docs/books/tutorial/java/javaOO/index.html"><text:span text:style-name="T15">http://java.sun.com/docs/books/tutorial/java/javaOO/index.html</text:span></text:a></text:p>
            <text:p text:style-name="P4"><text:a xlink:type="simple" xlink:href="http://java.sun.com/docs/books/tutorial/java/IandI/index.html"><text:span text:style-name="T14">http://java.sun.com/docs/books/tutorial/java/IandI/index.html</text:span></text:a></text:p>
          </table:table-cell>
        </table:table-row>
      </table:table>
      <text:h text:style-name="Heading_20_2" text:outline-level="2">New to Java Int<text:span text:style-name="T2">egrated Development Environment (IDE)</text:span></text:h>
      <text:p text:style-name="P8">Eclipse is one of the most popular Java IDEs. With IDE, it is easier to develop and debug your Web applications. Moreover, you can understand ZK better by debugging through ZK's source codes.</text:p>
      <text:p text:style-name="P9">The step-by-step setup guide can be found in one of our small talks:</text:p>
      <text:p text:style-name="P9"><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bin-std-3.0.0.tar.gz</text:p>
            <text:p text:style-name="P19">zk-bin-std-3.0.0.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0">It is also called the standard edition.</text:p>
          </table:table-cell>
        </table:table-row>
        <table:table-row>
          <table:table-cell table:style-name="Table1.A2" office:value-type="string">
            <text:p text:style-name="P19">zk-bin—prof-3.0.0.tar.gz</text:p>
            <text:p text:style-name="P19">zk-bin-prof-3.0.0.zip</text:p>
          </table:table-cell>
          <table:table-cell table:style-name="Table1.B2" office:value-type="string">
            <text:p text:style-name="Table_20_Contents">The binary dis<text:span text:style-name="T2">tribution of ZK, including the standard edition, JFreeChart, Google Maps and layout components.</text:span></text:p>
            <text:p text:style-name="P20">It is also called the professional edition.</text:p>
          </table:table-cell>
        </table:table-row>
        <table:table-row>
          <table:table-cell table:style-name="Table1.A2" office:value-type="string">
            <text:p text:style-name="P19">zk-bin-3.0.0.tar.gz</text:p>
            <text:p text:style-name="P19">zk-bin-3.0.0.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6">zkmax.jar</text:span><text:span text:style-name="T2">), and versatile plug-ins, such as Ruby, Groovy, JavaScript, MVEL and OGNL.</text:span></text:p>
            <text:p text:style-name="P20">It is also called the enterprise edition.</text:p>
          </table:table-cell>
        </table:table-row>
        <table:table-row>
          <table:table-cell table:style-name="Table1.A2" office:value-type="string">
            <text:p text:style-name="P19">zk-demo-3.0.0.zip</text:p>
          </table:table-cell>
          <table:table-cell table:style-name="Table1.B2" office:value-type="string">
            <text:p text:style-name="Table_20_Contents">Standalone <text:s/><text:span text:style-name="T5">zkdemo</text:span> app<text:span text:style-name="T2">lication in WAR and EAR format, and the source codes of </text:span><text:span text:style-name="T6">zkdemo</text:span><text:span text:style-name="T2">.</text:span></text:p>
            <text:p text:style-name="P20">It is the fastest way to test drive the features of ZK without configuring your Web server.</text:p>
          </table:table-cell>
        </table:table-row>
        <table:table-row>
          <table:table-cell table:style-name="Table1.A2" office:value-type="string">
            <text:p text:style-name="P19">zk-javadoc-3.0.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3.0.0.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10">The simplest way to test drive the power of ZK is to visit </text:span><text:a xlink:type="simple" xlink:href="http://www.zkoss.org/zkdemo/userguide"><text:span text:style-name="T13">http://www.zkoss.org/zkdemo/userguide</text:span></text:a><text:span text:style-name="T10">.</text:span></text:p>
      <text:p text:style-name="P17">If you want to run the demo in your local server, you can follow the following steps.</text:p>
      <text:list text:style-name="L1">
        <text:list-item>
          <text:p text:style-name="P27"><text:span text:style-name="T9">Download </text:span><text:span text:style-name="T5">zk-demo-3.0.0.zip</text:span><text:span text:style-name="T9"> from </text:span><text:a xlink:type="simple" xlink:href="http://sourceforge.net/project/showfiles.php?group_id=152762&amp;package_id=169309">here (sourceforge.net)</text:a><text:span text:style-name="T9">.</text:span></text:p>
        </text:list-item>
        <text:list-item>
          <text:p text:style-name="P27"><text:span text:style-name="T9">After uncompressing the file, you can deploy </text:span><text:span text:style-name="T5">zkdemo-all.war</text:span><text:span text:style-name="T9"> or </text:span><text:span text:style-name="T5">zkdemo-all.ear</text:span><text:span text:style-name="T9"> to your Web or application server.<text:line-break/><text:line-break/>Most Web or app</text:span><text:span text:style-name="T10">lication</text:span><text:span text:style-name="T9"> servers have a management con</text:span><text:span text:style-name="T10">sole that allows you to deploy an application painlessly. Consult the corresponding manuals, or you can visit </text:span><text:a xlink:type="simple" xlink:href="http://en.wikibooks.org/wiki/ZK/How-Tos#Installation_and_Configuration"><text:span text:style-name="T6">http://en.wikibooks.org/wiki/ZK/How-Tos#Installation_and_Configuration</text:span></text:a><text:span text:style-name="T10">, where the ZK community maintains the installation guides for many Web or application servers.<text:line-break/><text:line-break/>For Tomcat server, you can copy it directly to the </text:span><text:span text:style-name="T6">$TOMCAT_DIR/webapps</text:span><text:span text:style-name="T10"> directory, and then Tomcat will start the deployment automatically.</text:span></text:p>
        </text:list-item>
        <text:list-item>
          <text:p text:style-name="P29"><text:span text:style-name="T9">After </text:span><text:span text:style-name="T5">zkdemo-all.war</text:span><text:span text:style-name="T9"> is deployed you can visit it at, say, </text:span><text:a xlink:type="simple" xlink:href="http://localhost:8080/zkdemo-all/userguide"><text:span text:style-name="T5">http://localhost:8080/zkdemo-all/userguide</text:span></text:a><text:span text:style-name="T9">. The port number depends on how you installed your Web or application servers. Some application servers deploy only the EAR file. That is, you have to deploy </text:span><text:span text:style-name="T5">zkdemos-all.ear</text:span><text:span text:style-name="T9"> instead.</text:span></text:p>
        </text:list-item>
      </text:list>
      <text:h text:style-name="Heading_20_1" text:outline-level="1">3. Installation</text:h>
      <text:p text:style-name="P16">ZK consists of several libraries (the JAR files). There are two ways to install them. First, bundle them with your Web application. In other words, copy them to the <text:span text:style-name="T5">WEB-INF/lib</text:span> directory of your Web application. The benefit is that you can deploy your Web application to any Web server without configuring the Web server.</text:p>
      <text:p text:style-name="P16">Second, install them to your Web or application server. In other words, copy them to the shared directory of the Web or application server (for Tomcat, it is <text:span text:style-name="T5">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45">Unc<text:span text:style-name="T2">ompress</text:span> <text:span text:style-name="T5">zk-bin-3.0.0.zip</text:span> or <text:span text:style-name="T5">zk-bin-3.0.0.tar.gz</text:span></text:p>
        </text:list-item>
        <text:list-item>
          <text:p text:style-name="P45">Copy <text:span text:style-name="T5">dist/lib/*.jar</text:span>, <text:span text:style-name="T5">dis</text:span><text:span text:style-name="T6">t/zkforge/*.jar</text:span><text:span text:style-name="T2">,</text:span> and <text:span text:style-name="T5">dist/lib/ext/*.jar</text:span> to the <text:span text:style-name="T5">/WEB-INF/lib</text:span> directory in your Web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45">Unc<text:span text:style-name="T2">ompress</text:span> <text:span text:style-name="T5">zk-bin-3.0.0.zip</text:span> or <text:span text:style-name="T5">zk-bin-3.0.0.tar.gz</text:span></text:p>
        </text:list-item>
        <text:list-item>
          <text:p text:style-name="P45">Copy <text:span text:style-name="T5">dist/lib/*.jar</text:span>, <text:span text:style-name="T5">dis</text:span><text:span text:style-name="T6">t/zkforge/*.jar</text:span><text:span text:style-name="T2">,</text:span> and <text:span text:style-name="T5">dist/lib/ext/*.jar</text:span> to the root directory in your Java EE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6">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5">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5">zk-bin-3.0.0.zip</text:span> or <text:span text:style-name="T5">zk-bin-3.0.0.tar.gz</text:span></text:p>
        </text:list-item>
        <text:list-item>
          <text:p text:style-name="P30">Copy <text:span text:style-name="T5">dist/lib/*.jar, dis</text:span><text:span text:style-name="T6">t/zkforge/*.jar,</text:span><text:span text:style-name="T5"> and dist/lib/ext/*.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line-break/></text:span><text:span text:style-name="T11">All libraries in </text:span><text:span text:style-name="T7">dis</text:span><text:span text:style-name="T8">t/zkforge</text:span><text:span text:style-name="T12"> and most of libraries in </text:span><text:span text:style-name="T8">dist/lib/ext</text:span><text:span text:style-name="T12"> are optional. If you want to minimize the footprint of your Web server, <text:s/>refer to the next chapter for the description of these libraries.</text:span></text:p>
        </text:list-item>
        <text:list-item>
          <text:p text:style-name="P30">Re-start Tomcat.</text:p>
        </text:list-item>
      </text:list>
      <text:p text:style-name="P23">Then, you can dep<text:span text:style-name="T2">loy your Web application, e.g., </text:span><text:span text:style-name="T6">demo/bin/zkdemo.war</text:span><text:span text:style-name="T2">, to Tomcat. </text:span>It can be done by use of the Tomcat manager, or by copying it to <text:span text:style-name="T5">$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18">http://localhost:8080/zkdemo/userguide</text:span></text:a><text:a xlink:type="simple" xlink:href="http://localhost/zkdemo/userguide"><text:span text:style-name="T16">,</text:span></text:a><text:a xlink:type="simple" xlink:href="" text:style-name="Internet_20_link"><text:span text:style-name="T16"> depending on the configuration of your Web server. </text:span></text:a></text:p>
      <text:p text:style-name="Heading_20_3">Install ZK on Jetty</text:p>
      <text:list text:style-name="L4">
        <text:list-item>
          <text:p text:style-name="P36">Download Jetty from <text:a xlink:type="simple" xlink:href="http://www.mortbay.org/jetty/index.html"><text:span text:style-name="T5">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0">http://docs.codehaus.org/display/JETTY/Jetty+Documentation</text:span></text:a></text:p></text:note-body></text:note>, if you haven't ins<text:span text:style-name="T2">talled it</text:span> yet.</text:p>
        </text:list-item>
        <text:list-item>
          <text:p text:style-name="P36">Stop Jetty.</text:p>
        </text:list-item>
        <text:list-item>
          <text:p text:style-name="P36">Unc<text:span text:style-name="T2">ompress</text:span> <text:span text:style-name="T5">zk-bin-3.0.0.zip</text:span> or <text:span text:style-name="T5">zk-bin-3.0.0.tar.gz</text:span></text:p>
        </text:list-item>
        <text:list-item>
          <text:p text:style-name="P35"><text:span text:style-name="T5">Copy dist/lib/*.jar, dis</text:span><text:span text:style-name="T6">t/zkforge/*.jar,</text:span><text:span text:style-name="T5"> and dist/lib/ext/*.jar to $JETTY_HOME/ext <text:s text:c="57"/></text:span><text:span text:style-name="T11">All libraries in </text:span><text:span text:style-name="T7">dis</text:span><text:span text:style-name="T8">t/zkforge</text:span><text:span text:style-name="T12"> and most of libraries in </text:span><text:span text:style-name="T8">dist/lib/ext</text:span><text:span text:style-name="T12"> are optional. If you want to minimize the footprint of your Web server, <text:s/>refer to the next chapter for the description of these libraries.</text:span></text:p>
        </text:list-item>
        <text:list-item>
          <text:p text:style-name="P36">Re-start Jetty.</text:p>
        </text:list-item>
      </text:list>
      <text:p text:style-name="P24">Then, you can dep<text:span text:style-name="T2">loy your Web application, e.g., </text:span><text:span text:style-name="T6">demo/bin/zkdemo.war</text:span><text:span text:style-name="T2">, to Jetty by copying it to </text:span><text:span text:style-name="T6">$JETTY_HOME/webapps</text:span><text:span text:style-name="T2"> directly. After deployed, you can run your Web application by visiting the corresponding URL, e.g.,</text:span><text:a xlink:type="simple" xlink:href="http://localhost/zkdemo/userguide"><text:span text:style-name="T17"> </text:span></text:a><text:a xlink:type="simple" xlink:href="http://localhost/zkdemo/userguide"><text:span text:style-name="T19">http://localhost:8080/zkdemo/userguide</text:span></text:a><text:a xlink:type="simple" xlink:href="http://localhost/zkdemo/userguide"><text:span text:style-name="T17">,</text:span></text:a><text:span text:style-name="T17">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Binary Distribution</text:h>
      <text:p text:style-name="P40">This chapter describes the content of zk-bin-3.0.0.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zuljsp.jar</text:p>
          </table:table-cell>
          <table:table-cell table:style-name="Table5.B2" office:value-type="string">
            <text:p text:style-name="Table_20_Contents">Req<text:span text:style-name="T2">uired if you want to use ZUL JSP tags. In other words, it allows developers to use ZUL tags directly in JSP pages.</text:span></text:p>
          </table:table-cell>
        </table:table-row>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ext:p text:style-name="P21">[not available in the standard edition]</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Rhino</text:span></text:a><text:span text:style-name="T2">).</text:span></text:p>
            <text:p text:style-name="P20">Version: Rhino 1.6R5</text:p>
            <text:p text:style-name="P21">[not available in the standard and professional edition]</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ext:p text:style-name="P21">[not available in the standard and professional edition]</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2">JRuby</text:span></text:a><text:span text:style-name="T2">).</text:span></text:p>
            <text:p text:style-name="P20">Version: <text:a xlink:type="simple" xlink:href="http://jruby.codehaus.org/">JRuby</text:a> 1.0 (jruby-complete)</text:p>
            <text:p text:style-name="P21">[not available in the standard and professional edition]</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6">captcha</text:span><text:span text:style-name="T2"> component.</text:span></text:p>
            <text:p text:style-name="P20">Version: JH Labs Java Image Filters</text:p>
            <text:p text:style-name="P21">[not available in the standard edition]</text:p>
          </table:table-cell>
        </table:table-row>
        <table:table-row>
          <table:table-cell table:style-name="Table4.A2" office:value-type="string">
            <text:p text:style-name="P19">mvel.jar</text:p>
          </table:table-cell>
          <table:table-cell table:style-name="Table4.B2" office:value-type="string">
            <text:p text:style-name="Table_20_Contents">Req<text:span text:style-name="T2">uired if you want to use MVEL to evaluate the expressions.</text:span></text:p>
            <text:p text:style-name="P20">Version: MVEL 1.2 (for Java 1.4 or above)</text:p>
            <text:p text:style-name="P21">[not available in the standard and professional edition]</text:p>
          </table:table-cell>
        </table:table-row>
        <table:table-row>
          <table:table-cell table:style-name="Table4.A2" office:value-type="string">
            <text:p text:style-name="P19">ognl.jar</text:p>
          </table:table-cell>
          <table:table-cell table:style-name="Table4.B2" office:value-type="string">
            <text:p text:style-name="Table_20_Contents">Req<text:span text:style-name="T2">uired if you want to use OGNL to evaluate the expressions.</text:span></text:p>
            <text:p text:style-name="P20">Version: OGNL 2.6.9</text:p>
            <text:p text:style-name="P21">[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src-3.0.0.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41">This chapter describes the content of zk-demo-3.0.0.zip.</text:p>
      <text:h text:style-name="Heading_20_2" text:outline-level="2">/</text:h>
      <text:p text:style-name="Text_20_body_20_indent">This directory holds the executable: <text:span text:style-name="T5">zkdemo.war</text:span>, <text:span text:style-name="T5">zkdemo-all.war</text:span>, <text:span text:style-name="T5">zkdemos.ear</text:span> and <text:span text:style-name="T5">zkdemos-all.ear</text:span>. <text:span text:style-name="T2">Refer to the </text:span><text:span text:style-name="T21">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4</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Tom Yeh</meta:initial-creator>
    <meta:creation-date>2005-11-01T08:57:53</meta:creation-date>
    <dc:date>2007-11-07T12:46:22</dc:date>
    <dc:language>en-US</dc:language>
    <meta:editing-cycles>1047</meta:editing-cycles>
    <meta:editing-duration>P3DT21H55M59S</meta:editing-duration>
    <meta:user-defined meta:name="Info 1"/>
    <meta:user-defined meta:name="Info 2"/>
    <meta:user-defined meta:name="Info 3"/>
    <meta:user-defined meta:name="Info 4"/>
    <meta:document-statistic meta:table-count="5" meta:image-count="2" meta:object-count="0" meta:page-count="16" meta:paragraph-count="302" meta:word-count="2562" meta:character-count="16077"/>
  </office:meta>
</office:document-meta>
</file>